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35526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4E102D" style:repeat-content="fals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E8F2A1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729FC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5B277D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EC9BA4"/>
    </style:style>
    <style:style style:name="ce11" style:family="table-cell" style:parent-style-name="Default" style:data-style-name="N0">
      <style:table-cell-properties style:vertical-align="automatic" fo:background-color="#8E86AE" style:repeat-content="false"/>
      <style:paragraph-properties fo:text-align="center"/>
    </style:style>
    <style:style style:name="ce12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FF5C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5B277D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BF819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55269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fo:background-color="#EC9BA4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EC9BA4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0.79375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0.714375cm"/>
    </style:style>
    <style:style style:name="co12" style:family="table-column">
      <style:table-column-properties fo:break-before="auto" style:column-width="3.59833333333333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2.98979166666667cm"/>
    </style:style>
    <style:style style:name="co20" style:family="table-column">
      <style:table-column-properties fo:break-before="auto" style:column-width="3.095625cm"/>
    </style:style>
    <style:style style:name="co21" style:family="table-column">
      <style:table-column-properties fo:break-before="auto" style:column-width="3.06916666666667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3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number-columns-repeated="3" table:default-cell-style-name="ce4"/>
        <table:table-column table:style-name="co17" table:default-cell-style-name="ce4"/>
        <table:table-column table:style-name="co20" table:default-cell-style-name="ce4"/>
        <table:table-column table:style-name="co17" table:default-cell-style-name="ce4"/>
        <table:table-column table:style-name="co21" table:default-cell-style-name="ce4"/>
        <table:table-column table:style-name="co22" table:default-cell-style-name="ce4"/>
        <table:table-column table:style-name="co17" table:number-columns-repeated="122" table:default-cell-style-name="ce4"/>
        <table:table-column table:style-name="co17" table:default-cell-style-name="ce4" table:visibility="collapse"/>
        <table:table-column table:style-name="co17" table:number-columns-repeated="866" table:default-cell-style-name="ce4"/>
        <table:table-column table:style-name="co23" table:number-columns-repeated="15365" table:default-cell-style-name="ce1"/>
        <table:table-row table:style-name="ro1">
          <table:table-cell table:style-name="ce2"/>
          <table:table-cell office:value-type="string" table:number-columns-spanned="5" table:number-rows-spanned="1" table:style-name="ce17">
            <text:p>Producer Config</text:p>
          </table:table-cell>
          <table:covered-table-cell table:number-columns-repeated="4"/>
          <table:table-cell office:value-type="string" table:number-columns-spanned="3" table:number-rows-spanned="1" table:style-name="ce17">
            <text:p>Consumer Config</text:p>
          </table:table-cell>
          <table:covered-table-cell table:number-columns-repeated="2"/>
          <table:table-cell office:value-type="string" table:number-columns-spanned="2" table:number-rows-spanned="1" table:style-name="ce17">
            <text:p>Scale Up</text:p>
          </table:table-cell>
          <table:covered-table-cell/>
          <table:table-cell office:value-type="string" table:number-columns-spanned="2" table:number-rows-spanned="1" table:style-name="ce17">
            <text:p>Scale Down</text:p>
          </table:table-cell>
          <table:covered-table-cell/>
          <table:table-cell office:value-type="string" table:number-columns-spanned="2" table:number-rows-spanned="1" table:style-name="ce17">
            <text:p>C. Pod Resources</text:p>
          </table:table-cell>
          <table:covered-table-cell/>
          <table:table-cell office:value-type="string" table:number-columns-spanned="2" table:number-rows-spanned="1" table:style-name="ce17">
            <text:p>KEDA</text:p>
          </table:table-cell>
          <table:covered-table-cell/>
          <table:table-cell table:style-name="ce2"/>
          <table:table-cell office:value-type="string" table:number-columns-spanned="3" table:number-rows-spanned="1" table:style-name="ce17">
            <text:p>Metrics</text:p>
          </table:table-cell>
          <table:covered-table-cell table:number-columns-repeated="2"/>
          <table:table-cell table:number-columns-repeated="9" table:style-name="ce2"/>
          <table:table-cell table:number-columns-repeated="122" table:style-name="ce1"/>
          <table:table-cell table:number-columns-repeated="16232" table:style-name="ce2"/>
        </table:table-row>
        <table:table-row table:style-name="ro1">
          <table:table-cell office:value-type="string" table:style-name="ce3">
            <text:p>RunID</text:p>
          </table:table-cell>
          <table:table-cell office:value-type="string" table:style-name="ce3">
            <text:p>Strategy</text:p>
          </table:table-cell>
          <table:table-cell office:value-type="string" table:style-name="ce3">
            <text:p>PatternWindow</text:p>
          </table:table-cell>
          <table:table-cell office:value-type="string" table:style-name="ce3">
            <text:p>Seed (Random)</text:p>
          </table:table-cell>
          <table:table-cell office:value-type="string" table:style-name="ce3">
            <text:p>#Messages</text:p>
          </table:table-cell>
          <table:table-cell office:value-type="string" table:style-name="ce3">
            <text:p>Sleep Time</text:p>
          </table:table-cell>
          <table:table-cell office:value-type="string" table:style-name="ce3">
            <text:p>C. min Replicas</text:p>
          </table:table-cell>
          <table:table-cell office:value-type="string" table:style-name="ce3">
            <text:p>C. max Replicas</text:p>
          </table:table-cell>
          <table:table-cell office:value-type="string" table:style-name="ce3">
            <text:p>Target CPU Utilization</text:p>
          </table:table-cell>
          <table:table-cell office:value-type="string" table:style-name="ce3">
            <text:p>ScaleUp Window</text:p>
          </table:table-cell>
          <table:table-cell office:value-type="string" table:style-name="ce3">
            <text:p>Policy</text:p>
          </table:table-cell>
          <table:table-cell office:value-type="string" table:style-name="ce3">
            <text:p>ScaleDown Window</text:p>
          </table:table-cell>
          <table:table-cell office:value-type="string" table:style-name="ce3">
            <text:p>Policy</text:p>
          </table:table-cell>
          <table:table-cell office:value-type="string" table:style-name="ce3">
            <text:p>CPU Limit</text:p>
          </table:table-cell>
          <table:table-cell office:value-type="string" table:style-name="ce3">
            <text:p>Memory Limit</text:p>
          </table:table-cell>
          <table:table-cell office:value-type="string" table:style-name="ce3">
            <text:p>Cooldown Period</text:p>
          </table:table-cell>
          <table:table-cell office:value-type="string" table:style-name="ce3">
            <text:p>Lag Threshold</text:p>
          </table:table-cell>
          <table:table-cell office:value-type="string" table:style-name="ce3">
            <text:p>C. Strategy</text:p>
          </table:table-cell>
          <table:table-cell office:value-type="string" table:style-name="ce3">
            <text:p>Avg. Cons. Replica</text:p>
          </table:table-cell>
          <table:table-cell office:value-type="string" table:style-name="ce3">
            <text:p>Avg. Lag</text:p>
          </table:table-cell>
          <table:table-cell office:value-type="string" table:style-name="ce3">
            <text:p>Max. Lag</text:p>
          </table:table-cell>
          <table:table-cell office:value-type="string" table:style-name="ce3">
            <text:p>TO Avg2. / <text:s/>#C.</text:p>
          </table:table-cell>
          <table:table-cell office:value-type="string" table:style-name="ce3">
            <text:p>TO Max2 / <text:s/>#C.</text:p>
          </table:table-cell>
          <table:table-cell office:value-type="string" table:style-name="ce3">
            <text:p>TO SqAvg / # C</text:p>
          </table:table-cell>
          <table:table-cell office:value-type="string" table:style-name="ce3">
            <text:p>TO SqMax / # C</text:p>
          </table:table-cell>
          <table:table-cell office:value-type="string" table:style-name="ce3">
            <text:p>#Partitions</text:p>
          </table:table-cell>
          <table:table-cell office:value-type="string" table:style-name="ce3">
            <text:p>Replication Factor</text:p>
          </table:table-cell>
          <table:table-cell office:value-type="string" table:style-name="ce3">
            <text:p>Broker Size</text:p>
          </table:table-cell>
          <table:table-cell office:value-type="string" table:style-name="ce3">
            <text:p>App StartUp Time</text:p>
          </table:table-cell>
          <table:table-cell office:value-type="string" table:style-name="ce3">
            <text:p>Batch Size Kafka Producer</text:p>
          </table:table-cell>
          <table:table-cell table:number-columns-repeated="122" table:style-name="ce1"/>
          <table:table-cell table:number-columns-repeated="16232" table:style-name="ce3"/>
        </table:table-row>
        <table:table-row table:style-name="ro1">
          <table:table-cell office:value-type="float" office:value="0.3" table:style-name="ce4">
            <text:p>0,3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4">
            <text:p>8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15s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2">
          <table:table-cell office:value-type="float" office:value="0.4" table:style-name="ce4">
            <text:p>0,4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4">
            <text:p>8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15s, 4 Pods - 15s</text:p>
          </table:table-cell>
          <table:table-cell office:value-type="float" office:value="30" table:style-name="ce5">
            <text:p>30</text:p>
          </table:table-cell>
          <table:table-cell office:value-type="string" table:style-name="ce4">
            <text:p>100% - 120s, 2 Pods -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2">
          <table:table-cell office:value-type="float" office:value="0.5" table:style-name="ce4">
            <text:p>0,5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4">
            <text:p>8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100% - 60s, 4 Pods – 15s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100% - 120s, 2 Pods - 30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0.6" table:style-name="ce4">
            <text:p>0,6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30s, 4 Pods – 30s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100% - 120s, 2 Pods – 4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0.7" table:style-name="ce4">
            <text:p>0,7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4">
            <text:p>100% - 30s, 4 Pods – 30s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100% - 120s, 2 Pods – 4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0.8" table:style-name="ce4">
            <text:p>0,8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5" table:style-name="ce4">
            <text:p>85</text:p>
          </table:table-cell>
          <table:table-cell office:value-type="float" office:value="60" table:style-name="ce5">
            <text:p>60</text:p>
          </table:table-cell>
          <table:table-cell office:value-type="string" table:style-name="ce4">
            <text:p>100% - 30s, 4 Pods – 30s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100% - 120s, 2 Pods – 4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0.9" table:style-name="ce4">
            <text:p>0,9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0" table:style-name="ce5">
            <text:p>7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100% - 30s, 4 Pods – 30s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100% - 120s, 2 Pods – 4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0.1" table:style-name="ce6">
            <text:p>0,10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100% - 30s, 4 Pods – 30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120s, 2 Pods - 30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Static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60s, 4 Pods – 15s</text:p>
          </table:table-cell>
          <table:table-cell office:value-type="float" office:value="120" table:style-name="ce5">
            <text:p>120</text:p>
          </table:table-cell>
          <table:table-cell office:value-type="string" table:style-name="ce4">
            <text:p>100% - 120s, 4 Pods – 30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Static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100% - 30s, 4 Pods – 30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120s, 2 Pods – 30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Static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100% - 30s, 4 Pods – 30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120s, 2 Pods – 30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Static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100% - 30s, 4 Pods – 30s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90% - 90s, 2 Pods – 30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256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Static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60" table:style-name="ce4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80s, 4 Pods – 60s</text:p>
          </table:table-cell>
          <table:table-cell office:value-type="string" table:style-name="ce4">
            <text:p>250m</text:p>
          </table:table-cell>
          <table:table-cell office:value-type="string" table:style-name="ce5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Static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5">
            <text:p>30</text:p>
          </table:table-cell>
          <table:table-cell office:value-type="string" table:style-name="ce4">
            <text:p>100% - 80s, 4 Pods – 60s</text:p>
          </table:table-cell>
          <table:table-cell office:value-type="string" table:style-name="ce5">
            <text:p>5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Static</text:p>
          </table:table-cell>
          <table:table-cell office:value-type="float" office:value="60" table:style-name="ce5">
            <text:p>60</text:p>
          </table:table-cell>
          <table:table-cell office:value-type="string" table:style-name="ce4">
            <text:p>-</text:p>
          </table:table-cell>
          <table:table-cell office:value-type="float" office:value="2500" table:style-name="ce5">
            <text:p>250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4 Pods – 60s</text:p>
          </table:table-cell>
          <table:table-cell office:value-type="string" table:style-name="ce4">
            <text:p>5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Static</text:p>
          </table:table-cell>
          <table:table-cell office:value-type="float" office:value="80" table:style-name="ce5">
            <text:p>80</text:p>
          </table:table-cell>
          <table:table-cell office:value-type="string" table:style-name="ce4">
            <text:p>-</text:p>
          </table:table-cell>
          <table:table-cell office:value-type="float" office:value="6000" table:style-name="ce5">
            <text:p>6000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4 Pods – 60s</text:p>
          </table:table-cell>
          <table:table-cell office:value-type="string" table:style-name="ce4">
            <text:p>5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Static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-</text:p>
          </table:table-cell>
          <table:table-cell office:value-type="float" office:value="4000" table:style-name="ce5">
            <text:p>4000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4 Pods – 60s</text:p>
          </table:table-cell>
          <table:table-cell office:value-type="string" table:style-name="ce5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Static</text:p>
          </table:table-cell>
          <table:table-cell office:value-type="float" office:value="30" table:style-name="ce5">
            <text:p>30</text:p>
          </table:table-cell>
          <table:table-cell office:value-type="string" table:style-name="ce4">
            <text:p>-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5">
            <text:p>5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Static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4000" table:style-name="ce7">
            <text:p>4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2 Pods – 60s</text:p>
          </table:table-cell>
          <table:table-cell office:value-type="string" table:style-name="ce4">
            <text:p>5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Pattern</text:p>
          </table:table-cell>
          <table:table-cell office:value-type="float" office:value="60" table:style-name="ce5">
            <text:p>60</text:p>
          </table:table-cell>
          <table:table-cell office:value-type="string" table:style-name="ce4">
            <text:p>-</text:p>
          </table:table-cell>
          <table:table-cell office:value-type="float" office:value="2000" table:style-name="ce5">
            <text:p>2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2 Pods – 60s</text:p>
          </table:table-cell>
          <table:table-cell office:value-type="string" table:style-name="ce4">
            <text:p>5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Pattern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2 Pods – 60s</text:p>
          </table:table-cell>
          <table:table-cell office:value-type="string" table:style-name="ce5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Pattern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4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5">
            <text:p>100% - 80s, 3 Pods – 4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Pattern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5" table:style-name="ce5">
            <text:p>8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4 Pods – 15s</text:p>
          </table:table-cell>
          <table:table-cell office:value-type="float" office:value="30" table:style-name="ce4">
            <text:p>30</text:p>
          </table:table-cell>
          <table:table-cell office:value-type="string" table:style-name="ce5">
            <text:p>100% - 70s, 4 Pods – 3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5">
            <text:p>Random</text:p>
          </table:table-cell>
          <table:table-cell office:value-type="string" table:style-name="ce5">
            <text:p>-</text:p>
          </table:table-cell>
          <table:table-cell office:value-type="float" office:value="30" table:style-name="ce5">
            <text:p>30</text:p>
          </table:table-cell>
          <table:table-cell office:value-type="float" office:value="1500" table:style-name="ce5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5" table:style-name="ce4">
            <text:p>8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70s, 4 Pods – 3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Random</text:p>
          </table:table-cell>
          <table:table-cell office:value-type="string" table:style-name="ce4">
            <text:p>-</text:p>
          </table:table-cell>
          <table:table-cell office:value-type="float" office:value="30" table:style-name="ce4">
            <text:p>30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100% - 60s, 4 Pods –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4">
            <text:p>Random</text:p>
          </table:table-cell>
          <table:table-cell office:value-type="string" table:style-name="ce4">
            <text:p>-</text:p>
          </table:table-cell>
          <table:table-cell office:value-type="float" office:value="30" table:style-name="ce4">
            <text:p>30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4">
            <text:p>90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3 Pods – 45s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100% - 80s, 4 Pods – 6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4">
            <text:p>Random</text:p>
          </table:table-cell>
          <table:table-cell office:value-type="string" table:style-name="ce4">
            <text:p>-</text:p>
          </table:table-cell>
          <table:table-cell office:value-type="float" office:value="30" table:style-name="ce4">
            <text:p>30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3 Pods – 45s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100% - 80s, 4 Pods – 6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4">
            <text:p>Random</text:p>
          </table:table-cell>
          <table:table-cell office:value-type="string" table:style-name="ce4">
            <text:p>-</text:p>
          </table:table-cell>
          <table:table-cell office:value-type="float" office:value="30" table:style-name="ce4">
            <text:p>30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4">
            <text:p>6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4 Pods – 15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70s, 4 Pods – 3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string" table:number-columns-spanned="3" table:number-rows-spanned="1" table:style-name="ce18">
            <text:p>New VM Type: <text:s/>e2-standard-4 → 4 Cores</text:p>
          </table:table-cell>
          <table:covered-table-cell table:number-columns-repeated="2"/>
          <table:table-cell office:value-type="string" table:style-name="ce10">
            <text:p>Vorher 8 max</text:p>
          </table:table-cell>
          <table:table-cell office:value-type="string" table:style-name="ce10">
            <text:p><text:s/>→ Jetzt 21 max</text:p>
          </table:table-cell>
          <table:table-cell table:number-columns-repeated="16379" table:style-name="ce10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string" table:style-name="ce5">
            <text:p>Stair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1000" table:style-name="ce5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6366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Stair</text:p>
          </table:table-cell>
          <table:table-cell office:value-type="float" office:value="50" table:style-name="ce5">
            <text:p>5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3 Pods – 4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2 Pods – 6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string" table:style-name="ce4">
            <text:p>Stair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4 Pods – 30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2 Pods – 6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24" table:style-name="ce11">
            <text:p>24</text:p>
          </table:table-cell>
          <table:table-cell office:value-type="string" table:style-name="ce4">
            <text:p>Stair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4 Pods – 30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2 Pods – 6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string" table:style-name="ce4">
            <text:p>Stair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4">
            <text:p>6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4 Pods – 30s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100% - 80s, 4 Pods – 1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string" table:number-columns-spanned="3" table:number-rows-spanned="1" table:style-name="ce18">
            <text:p>New VM Type: <text:s/>e2-standard-8 → 8 Cores</text:p>
          </table:table-cell>
          <table:covered-table-cell table:number-columns-repeated="2"/>
          <table:table-cell office:value-type="string" table:number-columns-spanned="3" table:number-rows-spanned="1" table:style-name="ce18">
            <text:p>→ Max &gt; 24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12" table:style-name="ce10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2" table:style-name="ce10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15365" table:style-name="ce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string" table:style-name="ce4">
            <text:p>Stair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4">
            <text:p>60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4 Pods – 10s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80s, 2 Pods – 6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5.4" table:style-name="ce4">
            <text:p>15,4</text:p>
          </table:table-cell>
          <table:table-cell office:value-type="float" office:value="1992" table:style-name="ce12">
            <text:p>1.992,00</text:p>
          </table:table-cell>
          <table:table-cell office:value-type="float" office:value="11500" table:style-name="ce12">
            <text:p>11.500,00</text:p>
          </table:table-cell>
          <table:table-cell office:value-type="float" office:value="1278.2" table:formula="of:=[.T38]*[.S38]/24" table:style-name="ce12">
            <text:p>1.278,20</text:p>
          </table:table-cell>
          <table:table-cell office:value-type="float" office:value="7379.166666666667" table:formula="of:=[.S38]*[.U38]/24" table:style-name="ce12">
            <text:p>7.379,17</text:p>
          </table:table-cell>
          <table:table-cell office:value-type="float" office:value="19684.280000000002" table:formula="of:=[.S38]*[.S38]*[.T38]/24" table:style-name="ce12">
            <text:p>19.684,28</text:p>
          </table:table-cell>
          <table:table-cell office:value-type="float" office:value="113639.16666666669" table:formula="of:=[.S38]*[.S38]*[.U38]/24" table:style-name="ce12">
            <text:p>113.639,17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string" table:style-name="ce4">
            <text:p>Stair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4 Pods – 10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80s, 2 Pods – 6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0.5" table:style-name="ce4">
            <text:p>10,5</text:p>
          </table:table-cell>
          <table:table-cell office:value-type="float" office:value="8844" table:style-name="ce12">
            <text:p>8.844,00</text:p>
          </table:table-cell>
          <table:table-cell office:value-type="float" office:value="24167" table:style-name="ce12">
            <text:p>24.167,00</text:p>
          </table:table-cell>
          <table:table-cell office:value-type="float" office:value="3869.25" table:formula="of:=[.T39]*[.S39]/24" table:style-name="ce12">
            <text:p>3.869,25</text:p>
          </table:table-cell>
          <table:table-cell office:value-type="float" office:value="10573.0625" table:formula="of:=[.S39]*[.U39]/24" table:style-name="ce12">
            <text:p>10.573,06</text:p>
          </table:table-cell>
          <table:table-cell office:value-type="float" office:value="40627.125" table:formula="of:=[.S39]*[.S39]*[.T39]/24" table:style-name="ce12">
            <text:p>40.627,13</text:p>
          </table:table-cell>
          <table:table-cell office:value-type="float" office:value="111017.15625" table:formula="of:=[.S39]*[.S39]*[.U39]/24" table:style-name="ce12">
            <text:p>111.017,16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28 (Default)</text:p>
          </table:table-cell>
          <table:table-cell office:value-type="string" table:style-name="ce4">
            <text:p>Stair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5.9" table:style-name="ce4">
            <text:p>15,9</text:p>
          </table:table-cell>
          <table:table-cell office:value-type="float" office:value="1529" table:style-name="ce12">
            <text:p>1.529,00</text:p>
          </table:table-cell>
          <table:table-cell office:value-type="float" office:value="8546" table:style-name="ce12">
            <text:p>8.546,00</text:p>
          </table:table-cell>
          <table:table-cell office:value-type="float" office:value="1012.9625000000001" table:formula="of:=[.T40]*[.S40]/24" table:style-name="ce12">
            <text:p>1.012,96</text:p>
          </table:table-cell>
          <table:table-cell office:value-type="float" office:value="5661.7249999999995" table:formula="of:=[.S40]*[.U40]/24" table:style-name="ce12">
            <text:p>5.661,73</text:p>
          </table:table-cell>
          <table:table-cell office:value-type="float" office:value="16106.10375" table:formula="of:=[.S40]*[.S40]*[.T40]/24" table:style-name="ce12">
            <text:p>16.106,10</text:p>
          </table:table-cell>
          <table:table-cell office:value-type="float" office:value="90021.427500000005" table:formula="of:=[.S40]*[.S40]*[.U40]/24" table:style-name="ce12">
            <text:p>90.021,43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29 (Default)</text:p>
          </table:table-cell>
          <table:table-cell office:value-type="string" table:style-name="ce4">
            <text:p>Stair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1000" table:style-name="ce4">
            <text:p>1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1.3" table:style-name="ce4">
            <text:p>11,3</text:p>
          </table:table-cell>
          <table:table-cell office:value-type="float" office:value="7767" table:style-name="ce12">
            <text:p>7.767,00</text:p>
          </table:table-cell>
          <table:table-cell office:value-type="float" office:value="32600" table:style-name="ce12">
            <text:p>32.600,00</text:p>
          </table:table-cell>
          <table:table-cell office:value-type="float" office:value="3656.9625000000001" table:formula="of:=[.T41]*[.S41]/24" table:style-name="ce12">
            <text:p>3.656,96</text:p>
          </table:table-cell>
          <table:table-cell office:value-type="float" office:value="15349.166666666666" table:formula="of:=[.S41]*[.U41]/24" table:style-name="ce12">
            <text:p>15.349,17</text:p>
          </table:table-cell>
          <table:table-cell office:value-type="float" office:value="41323.676250000004" table:formula="of:=[.S41]*[.S41]*[.T41]/24" table:style-name="ce12">
            <text:p>41.323,68</text:p>
          </table:table-cell>
          <table:table-cell office:value-type="float" office:value="173445.58333333334" table:formula="of:=[.S41]*[.S41]*[.U41]/24" table:style-name="ce12">
            <text:p>173.445,58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30 (Default)</text:p>
          </table:table-cell>
          <table:table-cell office:value-type="string" table:style-name="ce5">
            <text:p>Pattern</text:p>
          </table:table-cell>
          <table:table-cell office:value-type="float" office:value="60" table:style-name="ce5">
            <text:p>60</text:p>
          </table:table-cell>
          <table:table-cell office:value-type="string" table:style-name="ce4">
            <text:p>-</text:p>
          </table:table-cell>
          <table:table-cell office:value-type="float" office:value="2000" table:style-name="ce5">
            <text:p>2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0.9" table:style-name="ce4">
            <text:p>10,9</text:p>
          </table:table-cell>
          <table:table-cell office:value-type="float" office:value="40920" table:style-name="ce12">
            <text:p>40.920,00</text:p>
          </table:table-cell>
          <table:table-cell office:value-type="float" office:value="110500" table:style-name="ce12">
            <text:p>110.500,00</text:p>
          </table:table-cell>
          <table:table-cell office:value-type="float" office:value="18584.5" table:formula="of:=[.T42]*[.S42]/24" table:style-name="ce12">
            <text:p>18.584,50</text:p>
          </table:table-cell>
          <table:table-cell office:value-type="float" office:value="50185.416666666664" table:formula="of:=[.S42]*[.U42]/24" table:style-name="ce12">
            <text:p>50.185,42</text:p>
          </table:table-cell>
          <table:table-cell office:value-type="float" office:value="202571.05000000002" table:formula="of:=[.S42]*[.S42]*[.T42]/24" table:style-name="ce12">
            <text:p>202.571,05</text:p>
          </table:table-cell>
          <table:table-cell office:value-type="float" office:value="547021.04166666663" table:formula="of:=[.S42]*[.S42]*[.U42]/24" table:style-name="ce12">
            <text:p>547.021,04</text:p>
          </table:table-cell>
          <table:table-cell office:value-type="string" table:style-name="ce14">
            <text:p>Pattern</text:p>
          </table:table-cell>
          <table:table-cell table:number-columns-repeated="993" table:style-name="ce4"/>
          <table:table-cell table:number-columns-repeated="15365"/>
        </table:table-row>
        <table:table-row table:style-name="ro1">
          <table:table-cell office:value-type="string" table:style-name="ce13">
            <text:p>31 (Default)</text:p>
          </table:table-cell>
          <table:table-cell office:value-type="string" table:style-name="ce4">
            <text:p>Pattern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</text:p>
          </table:table-cell>
          <table:table-cell office:value-type="float" office:value="2000" table:style-name="ce4">
            <text:p>2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9.8" table:style-name="ce4">
            <text:p>19,8</text:p>
          </table:table-cell>
          <table:table-cell office:value-type="float" office:value="4257" table:style-name="ce12">
            <text:p>4.257,00</text:p>
          </table:table-cell>
          <table:table-cell office:value-type="float" office:value="26577" table:style-name="ce12">
            <text:p>26.577,00</text:p>
          </table:table-cell>
          <table:table-cell office:value-type="float" office:value="3512.0250000000001" table:formula="of:=[.T43]*[.S43]/24" table:style-name="ce12">
            <text:p>3.512,03</text:p>
          </table:table-cell>
          <table:table-cell office:value-type="float" office:value="21926.024999999998" table:formula="of:=[.S43]*[.U43]/24" table:style-name="ce12">
            <text:p>21.926,03</text:p>
          </table:table-cell>
          <table:table-cell office:value-type="float" office:value="69538.095000000001" table:formula="of:=[.S43]*[.S43]*[.T43]/24" table:style-name="ce12">
            <text:p>69.538,10</text:p>
          </table:table-cell>
          <table:table-cell office:value-type="float" office:value="434135.29499999998" table:formula="of:=[.S43]*[.S43]*[.U43]/24" table:style-name="ce12">
            <text:p>434.135,30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32 (Default)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2.8" table:style-name="ce4">
            <text:p>12,8</text:p>
          </table:table-cell>
          <table:table-cell office:value-type="float" office:value="7079" table:style-name="ce12">
            <text:p>7.079,00</text:p>
          </table:table-cell>
          <table:table-cell office:value-type="float" office:value="25568" table:style-name="ce12">
            <text:p>25.568,00</text:p>
          </table:table-cell>
          <table:table-cell office:value-type="float" office:value="3775.4666666666672" table:formula="of:=[.T44]*[.S44]/24" table:style-name="ce12">
            <text:p>3.775,47</text:p>
          </table:table-cell>
          <table:table-cell office:value-type="float" office:value="13636.266666666668" table:formula="of:=[.S44]*[.U44]/24" table:style-name="ce12">
            <text:p>13.636,27</text:p>
          </table:table-cell>
          <table:table-cell office:value-type="float" office:value="48325.97333333335" table:formula="of:=[.S44]*[.S44]*[.T44]/24" table:style-name="ce12">
            <text:p>48.325,97</text:p>
          </table:table-cell>
          <table:table-cell office:value-type="float" office:value="174544.21333333338" table:formula="of:=[.S44]*[.S44]*[.U44]/24" table:style-name="ce12">
            <text:p>174.544,21</text:p>
          </table:table-cell>
          <table:table-cell office:value-type="string" table:style-name="ce14">
            <text:p>1500 M.</text:p>
          </table:table-cell>
          <table:table-cell table:number-columns-repeated="993" table:style-name="ce4"/>
          <table:table-cell table:number-columns-repeated="15365"/>
        </table:table-row>
        <table:table-row table:style-name="ro1">
          <table:table-cell office:value-type="string" table:style-name="ce13">
            <text:p>33 (Default)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9.23" table:style-name="ce4">
            <text:p>9,23</text:p>
          </table:table-cell>
          <table:table-cell office:value-type="float" office:value="17252" table:style-name="ce12">
            <text:p>17.252,00</text:p>
          </table:table-cell>
          <table:table-cell office:value-type="float" office:value="56725" table:style-name="ce12">
            <text:p>56.725,00</text:p>
          </table:table-cell>
          <table:table-cell office:value-type="float" office:value="6634.8316666666678" table:formula="of:=[.T45]*[.S45]/24" table:style-name="ce12">
            <text:p>6.634,83</text:p>
          </table:table-cell>
          <table:table-cell office:value-type="float" office:value="21815.489583333332" table:formula="of:=[.S45]*[.U45]/24" table:style-name="ce12">
            <text:p>21.815,49</text:p>
          </table:table-cell>
          <table:table-cell office:value-type="float" office:value="61239.496283333341" table:formula="of:=[.S45]*[.S45]*[.T45]/24" table:style-name="ce12">
            <text:p>61.239,50</text:p>
          </table:table-cell>
          <table:table-cell office:value-type="float" office:value="201356.96885416668" table:formula="of:=[.S45]*[.S45]*[.U45]/24" table:style-name="ce12">
            <text:p>201.356,97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00% - 10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8.57" table:style-name="ce4">
            <text:p>8,57</text:p>
          </table:table-cell>
          <table:table-cell office:value-type="float" office:value="18599" table:style-name="ce12">
            <text:p>18.599,00</text:p>
          </table:table-cell>
          <table:table-cell office:value-type="float" office:value="62085" table:style-name="ce12">
            <text:p>62.085,00</text:p>
          </table:table-cell>
          <table:table-cell office:value-type="float" office:value="6641.3929166666667" table:formula="of:=[.T46]*[.S46]/24" table:style-name="ce12">
            <text:p>6.641,39</text:p>
          </table:table-cell>
          <table:table-cell office:value-type="float" office:value="22169.518750000003" table:formula="of:=[.S46]*[.U46]/24" table:style-name="ce12">
            <text:p>22.169,52</text:p>
          </table:table-cell>
          <table:table-cell office:value-type="float" office:value="56916.737295833336" table:formula="of:=[.S46]*[.S46]*[.T46]/24" table:style-name="ce12">
            <text:p>56.916,74</text:p>
          </table:table-cell>
          <table:table-cell office:value-type="float" office:value="189992.77568750002" table:formula="of:=[.S46]*[.S46]*[.U46]/24" table:style-name="ce12">
            <text:p>189.992,78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100% - 15s – 6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1.8" table:style-name="ce4">
            <text:p>11,8</text:p>
          </table:table-cell>
          <table:table-cell office:value-type="float" office:value="11866" table:style-name="ce12">
            <text:p>11.866,00</text:p>
          </table:table-cell>
          <table:table-cell office:value-type="float" office:value="34998" table:style-name="ce12">
            <text:p>34.998,00</text:p>
          </table:table-cell>
          <table:table-cell office:value-type="float" office:value="5834.1166666666677" table:formula="of:=[.T47]*[.S47]/24" table:style-name="ce12">
            <text:p>5.834,12</text:p>
          </table:table-cell>
          <table:table-cell office:value-type="float" office:value="17207.350000000002" table:formula="of:=[.S47]*[.U47]/24" table:style-name="ce12">
            <text:p>17.207,35</text:p>
          </table:table-cell>
          <table:table-cell office:value-type="float" office:value="68842.576666666675" table:formula="of:=[.S47]*[.S47]*[.T47]/24" table:style-name="ce12">
            <text:p>68.842,58</text:p>
          </table:table-cell>
          <table:table-cell office:value-type="float" office:value="203046.73" table:formula="of:=[.S47]*[.S47]*[.U47]/24" table:style-name="ce12">
            <text:p>203.046,73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136" table:style-name="ce15">
            <text:p>136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table:number-columns-repeated="4" table:style-name="ce4"/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office:value-type="float" office:value="180" table:style-name="ce4">
            <text:p>180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CPU</text:p>
          </table:table-cell>
          <table:table-cell office:value-type="float" office:value="15.5" table:style-name="ce4">
            <text:p>15,5</text:p>
          </table:table-cell>
          <table:table-cell office:value-type="float" office:value="3517" table:style-name="ce12">
            <text:p>3.517,00</text:p>
          </table:table-cell>
          <table:table-cell office:value-type="float" office:value="25655" table:style-name="ce12">
            <text:p>25.655,00</text:p>
          </table:table-cell>
          <table:table-cell office:value-type="float" office:value="2271.3958333333335" table:formula="of:=[.T48]*[.S48]/24" table:style-name="ce12">
            <text:p>2.271,40</text:p>
          </table:table-cell>
          <table:table-cell office:value-type="float" office:value="16568.854166666668" table:formula="of:=[.S48]*[.U48]/24" table:style-name="ce12">
            <text:p>16.568,85</text:p>
          </table:table-cell>
          <table:table-cell office:value-type="float" office:value="35206.635416666664" table:formula="of:=[.S48]*[.S48]*[.T48]/24" table:style-name="ce12">
            <text:p>35.206,64</text:p>
          </table:table-cell>
          <table:table-cell office:value-type="float" office:value="256817.23958333334" table:formula="of:=[.S48]*[.S48]*[.U48]/24" table:style-name="ce12">
            <text:p>256.817,24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37 (Default)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7.2" table:style-name="ce4">
            <text:p>17,2</text:p>
          </table:table-cell>
          <table:table-cell office:value-type="float" office:value="2191" table:style-name="ce12">
            <text:p>2.191,00</text:p>
          </table:table-cell>
          <table:table-cell office:value-type="float" office:value="19932" table:style-name="ce12">
            <text:p>19.932,00</text:p>
          </table:table-cell>
          <table:table-cell office:value-type="float" office:value="1570.2166666666665" table:formula="of:=[.T49]*[.S49]/24" table:style-name="ce12">
            <text:p>1.570,22</text:p>
          </table:table-cell>
          <table:table-cell office:value-type="float" office:value="14284.599999999999" table:formula="of:=[.S49]*[.U49]/24" table:style-name="ce12">
            <text:p>14.284,60</text:p>
          </table:table-cell>
          <table:table-cell office:value-type="float" office:value="27007.726666666666" table:formula="of:=[.S49]*[.S49]*[.T49]/24" table:style-name="ce12">
            <text:p>27.007,73</text:p>
          </table:table-cell>
          <table:table-cell office:value-type="float" office:value="245695.12" table:formula="of:=[.S49]*[.S49]*[.U49]/24" table:style-name="ce12">
            <text:p>245.695,12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4">
            <text:p>6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00% - 15s – 4 Pods – 15s</text:p>
          </table:table-cell>
          <table:table-cell office:value-type="float" office:value="30" table:style-name="ce5">
            <text:p>3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2.2" table:style-name="ce4">
            <text:p>12,2</text:p>
          </table:table-cell>
          <table:table-cell office:value-type="float" office:value="5812" table:style-name="ce12">
            <text:p>5.812,00</text:p>
          </table:table-cell>
          <table:table-cell office:value-type="float" office:value="32229" table:style-name="ce12">
            <text:p>32.229,00</text:p>
          </table:table-cell>
          <table:table-cell office:value-type="float" office:value="2954.4333333333329" table:formula="of:=[.T50]*[.S50]/24" table:style-name="ce12">
            <text:p>2.954,43</text:p>
          </table:table-cell>
          <table:table-cell office:value-type="float" office:value="16383.074999999999" table:formula="of:=[.S50]*[.U50]/24" table:style-name="ce12">
            <text:p>16.383,08</text:p>
          </table:table-cell>
          <table:table-cell office:value-type="float" office:value="36044.086666666662" table:formula="of:=[.S50]*[.S50]*[.T50]/24" table:style-name="ce12">
            <text:p>36.044,09</text:p>
          </table:table-cell>
          <table:table-cell office:value-type="float" office:value="199873.51499999998" table:formula="of:=[.S50]*[.S50]*[.U50]/24" table:style-name="ce12">
            <text:p>199.873,52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9.35" table:style-name="ce4">
            <text:p>9,35</text:p>
          </table:table-cell>
          <table:table-cell office:value-type="float" office:value="13678" table:style-name="ce12">
            <text:p>13.678,00</text:p>
          </table:table-cell>
          <table:table-cell office:value-type="float" office:value="57000" table:style-name="ce12">
            <text:p>57.000,00</text:p>
          </table:table-cell>
          <table:table-cell office:value-type="float" office:value="5328.7208333333328" table:formula="of:=[.T51]*[.S51]/24" table:style-name="ce12">
            <text:p>5.328,72</text:p>
          </table:table-cell>
          <table:table-cell office:value-type="float" office:value="22206.25" table:formula="of:=[.S51]*[.U51]/24" table:style-name="ce12">
            <text:p>22.206,25</text:p>
          </table:table-cell>
          <table:table-cell office:value-type="float" office:value="49823.53979166667" table:formula="of:=[.S51]*[.S51]*[.T51]/24" table:style-name="ce12">
            <text:p>49.823,54</text:p>
          </table:table-cell>
          <table:table-cell office:value-type="float" office:value="207628.4375" table:formula="of:=[.S51]*[.S51]*[.U51]/24" table:style-name="ce12">
            <text:p>207.628,44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40 (Default)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2780" table:style-name="ce12">
            <text:p>2.780,00</text:p>
          </table:table-cell>
          <table:table-cell office:value-type="float" office:value="19025" table:style-name="ce12">
            <text:p>19.025,00</text:p>
          </table:table-cell>
          <table:table-cell office:value-type="float" office:value="1957.583333333333" table:formula="of:=[.T52]*[.S52]/24" table:style-name="ce12">
            <text:p>1.957,58</text:p>
          </table:table-cell>
          <table:table-cell office:value-type="float" office:value="13396.770833333334" table:formula="of:=[.S52]*[.U52]/24" table:style-name="ce12">
            <text:p>13.396,77</text:p>
          </table:table-cell>
          <table:table-cell office:value-type="float" office:value="33083.158333333333" table:formula="of:=[.S52]*[.S52]*[.T52]/24" table:style-name="ce12">
            <text:p>33.083,16</text:p>
          </table:table-cell>
          <table:table-cell office:value-type="float" office:value="226405.42708333328" table:formula="of:=[.S52]*[.S52]*[.U52]/24" table:style-name="ce12">
            <text:p>226.405,43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" table:style-name="ce5">
            <text:p>3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9.26" table:style-name="ce4">
            <text:p>9,26</text:p>
          </table:table-cell>
          <table:table-cell office:value-type="float" office:value="14069" table:style-name="ce12">
            <text:p>14.069,00</text:p>
          </table:table-cell>
          <table:table-cell office:value-type="float" office:value="53500" table:style-name="ce12">
            <text:p>53.500,00</text:p>
          </table:table-cell>
          <table:table-cell office:value-type="float" office:value="5428.2891666666665" table:formula="of:=[.T53]*[.S53]/24" table:style-name="ce12">
            <text:p>5.428,29</text:p>
          </table:table-cell>
          <table:table-cell office:value-type="float" office:value="20642.083333333332" table:formula="of:=[.S53]*[.U53]/24" table:style-name="ce12">
            <text:p>20.642,08</text:p>
          </table:table-cell>
          <table:table-cell office:value-type="float" office:value="50265.957683333334" table:formula="of:=[.S53]*[.S53]*[.T53]/24" table:style-name="ce12">
            <text:p>50.265,96</text:p>
          </table:table-cell>
          <table:table-cell office:value-type="float" office:value="191145.69166666665" table:formula="of:=[.S53]*[.S53]*[.U53]/24" table:style-name="ce12">
            <text:p>191.145,69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42 (Default)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3" table:style-name="ce4">
            <text:p>13</text:p>
          </table:table-cell>
          <table:table-cell office:value-type="float" office:value="7567" table:style-name="ce12">
            <text:p>7.567,00</text:p>
          </table:table-cell>
          <table:table-cell office:value-type="float" office:value="35266" table:style-name="ce12">
            <text:p>35.266,00</text:p>
          </table:table-cell>
          <table:table-cell office:value-type="float" office:value="4098.791666666667" table:formula="of:=[.T54]*[.S54]/24" table:style-name="ce12">
            <text:p>4.098,79</text:p>
          </table:table-cell>
          <table:table-cell office:value-type="float" office:value="19102.416666666668" table:formula="of:=[.S54]*[.U54]/24" table:style-name="ce12">
            <text:p>19.102,42</text:p>
          </table:table-cell>
          <table:table-cell office:value-type="float" office:value="53284.291666666664" table:formula="of:=[.S54]*[.S54]*[.T54]/24" table:style-name="ce12">
            <text:p>53.284,29</text:p>
          </table:table-cell>
          <table:table-cell office:value-type="float" office:value="248331.41666666666" table:formula="of:=[.S54]*[.S54]*[.U54]/24" table:style-name="ce12">
            <text:p>248.331,42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42.5 (Topic Delete)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5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office:value-type="float" office:value="14.2" table:style-name="ce4">
            <text:p>14,2</text:p>
          </table:table-cell>
          <table:table-cell office:value-type="float" office:value="6084" table:style-name="ce12">
            <text:p>6.084,00</text:p>
          </table:table-cell>
          <table:table-cell office:value-type="float" office:value="29069" table:style-name="ce12">
            <text:p>29.069,00</text:p>
          </table:table-cell>
          <table:table-cell office:value-type="float" office:value="3599.7000000000003" table:formula="of:=[.T55]*[.S55]/24" table:style-name="ce12">
            <text:p>3.599,70</text:p>
          </table:table-cell>
          <table:table-cell office:value-type="float" office:value="17199.158333333333" table:formula="of:=[.S55]*[.U55]/24" table:style-name="ce12">
            <text:p>17.199,16</text:p>
          </table:table-cell>
          <table:table-cell office:value-type="float" office:value="51115.74" table:formula="of:=[.S55]*[.S55]*[.T55]/24" table:style-name="ce12">
            <text:p>51.115,74</text:p>
          </table:table-cell>
          <table:table-cell office:value-type="float" office:value="244228.04833333331" table:formula="of:=[.S55]*[.S55]*[.U55]/24" table:style-name="ce12">
            <text:p>244.228,05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4">
            <text:p>43 (Default)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100% -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number-columns-repeated="3" table:style-name="ce1"/>
          <table:table-cell office:value-type="float" office:value="3599.7000000000003" table:formula="of:=[.T55]*[.S55]/24" table:style-name="ce12">
            <text:p>3.599,70</text:p>
          </table:table-cell>
          <table:table-cell office:value-type="float" office:value="17199.158333333333" table:formula="of:=[.S55]*[.U55]/24" table:style-name="ce12">
            <text:p>17.199,16</text:p>
          </table:table-cell>
          <table:table-cell office:value-type="float" office:value="51115.74" table:formula="of:=[.S55]*[.S55]*[.T55]/24" table:style-name="ce12">
            <text:p>51.115,74</text:p>
          </table:table-cell>
          <table:table-cell office:value-type="float" office:value="244228.04833333331" table:formula="of:=[.S55]*[.S55]*[.U55]/24" table:style-name="ce12">
            <text:p>244.228,05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4">
            <text:p>44 (Default)</text:p>
          </table:table-cell>
          <table:table-cell office:value-type="string" table:style-name="ce4">
            <text:p>Pattern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-</text:p>
          </table:table-cell>
          <table:table-cell office:value-type="float" office:value="1500" table:style-name="ce4">
            <text:p>15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0% - 15s</text:p>
          </table:table-cell>
          <table:table-cell office:value-type="float" office:value="30" table:style-name="ce5">
            <text:p>3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2" table:style-name="ce4"/>
          <table:table-cell office:value-type="string" table:style-name="ce4">
            <text:p>CPU</text:p>
          </table:table-cell>
          <table:table-cell table:style-name="ce4"/>
          <table:table-cell table:number-columns-repeated="6" table:style-name="ce12"/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101" table:style-name="ce15">
            <text:p>101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4">
            <text:p>80</text:p>
          </table:table-cell>
          <table:table-cell table:number-columns-repeated="6" table:style-name="ce4"/>
          <table:table-cell office:value-type="float" office:value="120" table:style-name="ce4">
            <text:p>120</text:p>
          </table:table-cell>
          <table:table-cell office:value-type="float" office:value="40000" table:style-name="ce4">
            <text:p>40000</text:p>
          </table:table-cell>
          <table:table-cell table:number-columns-repeated="4" table:style-name="ce4"/>
          <table:table-cell table:number-columns-repeated="4" table:style-name="ce12"/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102" table:style-name="ce15">
            <text:p>102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4">
            <text:p>80</text:p>
          </table:table-cell>
          <table:table-cell table:number-columns-repeated="6" table:style-name="ce4"/>
          <table:table-cell office:value-type="float" office:value="180" table:style-name="ce5">
            <text:p>180</text:p>
          </table:table-cell>
          <table:table-cell office:value-type="float" office:value="1000" table:style-name="ce5">
            <text:p>1000</text:p>
          </table:table-cell>
          <table:table-cell table:number-columns-repeated="4" table:style-name="ce4"/>
          <table:table-cell table:number-columns-repeated="4" table:style-name="ce12"/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float" office:value="103" table:style-name="ce15">
            <text:p>103</text:p>
          </table:table-cell>
          <table:table-cell table:number-columns-repeated="5" table:style-name="ce4"/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5">
            <text:p>90</text:p>
          </table:table-cell>
          <table:table-cell table:number-columns-repeated="6" table:style-name="ce4"/>
          <table:table-cell office:value-type="float" office:value="180" table:style-name="ce4">
            <text:p>180</text:p>
          </table:table-cell>
          <table:table-cell office:value-type="float" office:value="1000" table:style-name="ce4">
            <text:p>1000</text:p>
          </table:table-cell>
          <table:table-cell table:number-columns-repeated="4" table:style-name="ce4"/>
          <table:table-cell table:number-columns-repeated="4" table:style-name="ce12"/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number-columns-spanned="3" table:number-rows-spanned="1" table:style-name="ce19">
            <text:p>Running multiple Experiments after</text:p>
          </table:table-cell>
          <table:covered-table-cell table:number-columns-repeated="2"/>
          <table:table-cell office:value-type="string" table:number-columns-spanned="3" table:number-rows-spanned="1" table:style-name="ce19">
            <text:p>another with Ansible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12" table:style-name="ce10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2" table:style-name="ce10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repeated="15365" table:style-name="ce1"/>
        </table:table-row>
        <table:table-row table:style-name="ro1">
          <table:table-cell office:value-type="string" table:style-name="ce13">
            <text:p>45 (Default)</text:p>
          </table:table-cell>
          <table:table-cell office:value-type="string" table:style-name="ce16">
            <text:p>Random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2000" table:style-name="ce4">
            <text:p>2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3" table:style-name="ce4"/>
          <table:table-cell office:value-type="float" office:value="4.7699999999999996" table:style-name="ce4">
            <text:p>4,77</text:p>
          </table:table-cell>
          <table:table-cell office:value-type="float" office:value="3936" table:style-name="ce4">
            <text:p>3936</text:p>
          </table:table-cell>
          <table:table-cell office:value-type="float" office:value="19962" table:style-name="ce4">
            <text:p>19962</text:p>
          </table:table-cell>
          <table:table-cell office:value-type="float" office:value="782.27999999999986" table:formula="of:=[.T62]*[.S62]/24" table:style-name="ce12">
            <text:p>782,28</text:p>
          </table:table-cell>
          <table:table-cell office:value-type="float" office:value="3967.4474999999998" table:formula="of:=[.S62]*[.U62]/24" table:style-name="ce12">
            <text:p>3.967,45</text:p>
          </table:table-cell>
          <table:table-cell office:value-type="float" office:value="3731.4755999999998" table:formula="of:=[.S62]*[.S62]*[.T62]/24" table:style-name="ce12">
            <text:p>3.731,48</text:p>
          </table:table-cell>
          <table:table-cell office:value-type="float" office:value="18924.724574999997" table:formula="of:=[.S62]*[.S62]*[.U62]/24" table:style-name="ce12">
            <text:p>18.924,72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46 (Default)</text:p>
          </table:table-cell>
          <table:table-cell office:value-type="string" table:style-name="ce16">
            <text:p>Random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2000" table:style-name="ce4">
            <text:p>2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5">
            <text:p>7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3" table:style-name="ce4"/>
          <table:table-cell office:value-type="float" office:value="6.51" table:style-name="ce4">
            <text:p>6,51</text:p>
          </table:table-cell>
          <table:table-cell office:value-type="float" office:value="2293" table:style-name="ce4">
            <text:p>2293</text:p>
          </table:table-cell>
          <table:table-cell office:value-type="float" office:value="21574" table:style-name="ce4">
            <text:p>21574</text:p>
          </table:table-cell>
          <table:table-cell office:value-type="float" office:value="621.97625000000005" table:formula="of:=[.T63]*[.S63]/24" table:style-name="ce12">
            <text:p>621,98</text:p>
          </table:table-cell>
          <table:table-cell office:value-type="float" office:value="5851.9474999999993" table:formula="of:=[.S63]*[.U63]/24" table:style-name="ce12">
            <text:p>5.851,95</text:p>
          </table:table-cell>
          <table:table-cell office:value-type="float" office:value="4049.0653875000003" table:formula="of:=[.S63]*[.S63]*[.T63]/24" table:style-name="ce12">
            <text:p>4.049,07</text:p>
          </table:table-cell>
          <table:table-cell office:value-type="float" office:value="38096.178225000003" table:formula="of:=[.S63]*[.S63]*[.U63]/24" table:style-name="ce12">
            <text:p>38.096,18</text:p>
          </table:table-cell>
          <table:table-cell table:number-columns-repeated="994" table:style-name="ce4"/>
          <table:table-cell table:number-columns-repeated="15365"/>
        </table:table-row>
        <table:table-row table:style-name="ro1">
          <table:table-cell office:value-type="string" table:style-name="ce13">
            <text:p>47 (Default)</text:p>
          </table:table-cell>
          <table:table-cell office:value-type="string" table:style-name="ce16">
            <text:p>Random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2000" table:style-name="ce4">
            <text:p>2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5">
            <text:p>6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3" table:style-name="ce1"/>
          <table:table-cell office:value-type="float" office:value="8.9499999999999993" table:style-name="ce4">
            <text:p>8,95</text:p>
          </table:table-cell>
          <table:table-cell office:value-type="float" office:value="1680" table:style-name="ce4">
            <text:p>1680</text:p>
          </table:table-cell>
          <table:table-cell office:value-type="float" office:value="18769" table:style-name="ce4">
            <text:p>18769</text:p>
          </table:table-cell>
          <table:table-cell office:value-type="float" office:value="626.49999999999989" table:formula="of:=[.T64]*[.S64]/24" table:style-name="ce12">
            <text:p>626,50</text:p>
          </table:table-cell>
          <table:table-cell office:value-type="float" office:value="6999.2729166666659" table:formula="of:=[.S64]*[.U64]/24" table:style-name="ce12">
            <text:p>6.999,27</text:p>
          </table:table-cell>
          <table:table-cell office:value-type="float" office:value="5607.1749999999993" table:formula="of:=[.S64]*[.S64]*[.T64]/24" table:style-name="ce12">
            <text:p>5.607,18</text:p>
          </table:table-cell>
          <table:table-cell office:value-type="float" office:value="62643.492604166655" table:formula="of:=[.S64]*[.S64]*[.U64]/24" table:style-name="ce12">
            <text:p>62.643,49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3">
            <text:p>48 (Default)</text:p>
          </table:table-cell>
          <table:table-cell office:value-type="string" table:style-name="ce16">
            <text:p>Random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2000" table:style-name="ce4">
            <text:p>2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5">
            <text:p>9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00% - 15s – 4 Pods – 15s</text:p>
          </table:table-cell>
          <table:table-cell office:value-type="float" office:value="150" table:style-name="ce5">
            <text:p>15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3" table:style-name="ce1"/>
          <table:table-cell office:value-type="float" office:value="4.43" table:style-name="ce4">
            <text:p>4,43</text:p>
          </table:table-cell>
          <table:table-cell office:value-type="float" office:value="6076" table:style-name="ce4">
            <text:p>6076</text:p>
          </table:table-cell>
          <table:table-cell office:value-type="float" office:value="22812" table:style-name="ce4">
            <text:p>22812</text:p>
          </table:table-cell>
          <table:table-cell office:value-type="float" office:value="1121.5283333333332" table:formula="of:=[.T65]*[.S65]/24" table:style-name="ce12">
            <text:p>1.121,53</text:p>
          </table:table-cell>
          <table:table-cell office:value-type="float" office:value="4210.7149999999992" table:formula="of:=[.S65]*[.U65]/24" table:style-name="ce12">
            <text:p>4.210,72</text:p>
          </table:table-cell>
          <table:table-cell office:value-type="float" office:value="4968.3705166666659" table:formula="of:=[.S65]*[.S65]*[.T65]/24" table:style-name="ce12">
            <text:p>4.968,37</text:p>
          </table:table-cell>
          <table:table-cell office:value-type="float" office:value="18653.467449999996" table:formula="of:=[.S65]*[.S65]*[.U65]/24" table:style-name="ce12">
            <text:p>18.653,47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3">
            <text:p>49 (Default)</text:p>
          </table:table-cell>
          <table:table-cell office:value-type="string" table:style-name="ce16">
            <text:p>Random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2000" table:style-name="ce4">
            <text:p>20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4">
            <text:p>9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00% - 15s – 4 Pods – 15s</text:p>
          </table:table-cell>
          <table:table-cell office:value-type="float" office:value="50" table:style-name="ce5">
            <text:p>50</text:p>
          </table:table-cell>
          <table:table-cell office:value-type="string" table:style-name="ce4">
            <text:p>100% - 15s</text:p>
          </table:table-cell>
          <table:table-cell office:value-type="string" table:style-name="ce4">
            <text:p>300m</text:p>
          </table:table-cell>
          <table:table-cell office:value-type="string" table:style-name="ce4">
            <text:p>512Mi</text:p>
          </table:table-cell>
          <table:table-cell table:number-columns-repeated="3" table:style-name="ce1"/>
          <table:table-cell office:value-type="float" office:value="3.97" table:style-name="ce4">
            <text:p>3,97</text:p>
          </table:table-cell>
          <table:table-cell office:value-type="float" office:value="7744" table:style-name="ce4">
            <text:p>7744</text:p>
          </table:table-cell>
          <table:table-cell office:value-type="float" office:value="26832" table:style-name="ce4">
            <text:p>26832</text:p>
          </table:table-cell>
          <table:table-cell office:value-type="float" office:value="1280.9866666666667" table:formula="of:=[.T66]*[.S66]/24" table:style-name="ce12">
            <text:p>1.280,99</text:p>
          </table:table-cell>
          <table:table-cell office:value-type="float" office:value="4438.46" table:formula="of:=[.S66]*[.U66]/24" table:style-name="ce12">
            <text:p>4.438,46</text:p>
          </table:table-cell>
          <table:table-cell office:value-type="float" office:value="5085.5170666666672" table:formula="of:=[.S66]*[.S66]*[.T66]/24" table:style-name="ce12">
            <text:p>5.085,52</text:p>
          </table:table-cell>
          <table:table-cell office:value-type="float" office:value="17620.6862" table:formula="of:=[.S66]*[.S66]*[.U66]/24" table:style-name="ce12">
            <text:p>17.620,69</text:p>
          </table:table-cell>
          <table:table-cell table:number-columns-repeated="16359" table:style-name="ce1"/>
        </table:table-row>
        <table:table-row table:style-name="ro1">
          <table:table-cell table:number-columns-repeated="21" table:style-name="ce4"/>
          <table:table-cell office:value-type="float" office:value="0" table:formula="of:=[.T67]*[.S67]/24" table:style-name="ce12">
            <text:p>0,00</text:p>
          </table:table-cell>
          <table:table-cell office:value-type="float" office:value="0" table:formula="of:=[.S67]*[.U67]/24" table:style-name="ce12">
            <text:p>0,00</text:p>
          </table:table-cell>
          <table:table-cell office:value-type="float" office:value="0" table:formula="of:=[.S67]*[.S67]*[.T67]/24" table:style-name="ce12">
            <text:p>0,00</text:p>
          </table:table-cell>
          <table:table-cell office:value-type="float" office:value="0" table:formula="of:=[.S67]*[.S67]*[.U67]/24" table:style-name="ce12">
            <text:p>0,00</text:p>
          </table:table-cell>
          <table:table-cell table:number-columns-repeated="16359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13">
            <text:p>Default:</text:p>
          </table:table-cell>
          <table:table-cell table:number-columns-repeated="8" table:style-name="ce4"/>
          <table:table-cell office:value-type="float" office:value="0" table:style-name="ce4">
            <text:p>0</text:p>
          </table:table-cell>
          <table:table-cell office:value-type="string" table:style-name="ce4">
            <text:p>100% - 15s – 4 Pods – 15s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100% - 15s</text:p>
          </table:table-cell>
          <table:table-cell table:number-columns-repeated="1006" table:style-name="ce4"/>
          <table:table-cell table:number-columns-repeated="15365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019" table:style-name="ce4"/>
          <table:table-cell table:number-columns-repeated="15365"/>
        </table:table-row>
        <table:table-row table:style-name="ro4">
          <table:table-cell office:value-type="float" office:value="50" table:style-name="ce4">
            <text:p>50</text:p>
          </table:table-cell>
          <table:table-cell office:value-type="string" table:style-name="ce4">
            <text:p>Stair</text:p>
          </table:table-cell>
          <table:table-cell office:value-type="float" office:value="15" table:style-name="ce4">
            <text:p>15</text:p>
          </table:table-cell>
          <table:table-cell office:value-type="string" table:style-name="ce20">
            <text:p>-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0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0" table:style-name="ce4">
            <text:p>6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180" table:style-name="ce4">
            <text:p>180</text:p>
          </table:table-cell>
          <table:table-cell office:value-type="string" table:style-name="ce21">
            <text:p>4 Pods –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512M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4">
            <text:p>CPU</text:p>
          </table:table-cell>
          <table:table-cell office:value-type="float" office:value="19.2" table:style-name="ce4">
            <text:p>19,2</text:p>
          </table:table-cell>
          <table:table-cell office:value-type="float" office:value="467" table:style-name="ce4">
            <text:p>467</text:p>
          </table:table-cell>
          <table:table-cell office:value-type="float" office:value="8463" table:style-name="ce4">
            <text:p>8463</text:p>
          </table:table-cell>
          <table:table-cell office:value-type="float" office:value="373.59999999999997" table:formula="of:=[.T74]*[.S74]/24" table:style-name="ce12">
            <text:p>373,60</text:p>
          </table:table-cell>
          <table:table-cell office:value-type="float" office:value="6770.4000000000005" table:formula="of:=[.S74]*[.U74]/24" table:style-name="ce12">
            <text:p>6.770,40</text:p>
          </table:table-cell>
          <table:table-cell office:value-type="float" office:value="7173.12" table:formula="of:=[.S74]*[.S74]*[.T74]/24" table:style-name="ce12">
            <text:p>7.173,12</text:p>
          </table:table-cell>
          <table:table-cell office:value-type="float" office:value="129991.67999999999" table:formula="of:=[.S74]*[.S74]*[.U74]/24" table:style-name="ce12">
            <text:p>129.991,68</text:p>
          </table:table-cell>
          <table:table-cell table:number-columns-repeated="16359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Stair</text:p>
          </table:table-cell>
          <table:table-cell office:value-type="float" office:value="15" table:style-name="ce4">
            <text:p>15</text:p>
          </table:table-cell>
          <table:table-cell office:value-type="string" table:style-name="ce20">
            <text:p>-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0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65" table:style-name="ce4">
            <text:p>6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180" table:style-name="ce4">
            <text:p>180</text:p>
          </table:table-cell>
          <table:table-cell office:value-type="string" table:style-name="ce21">
            <text:p>4 Pods –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512M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4">
            <text:p>CPU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764" table:style-name="ce4">
            <text:p>764</text:p>
          </table:table-cell>
          <table:table-cell office:value-type="float" office:value="12901" table:style-name="ce4">
            <text:p>12901</text:p>
          </table:table-cell>
          <table:table-cell office:value-type="float" office:value="608.01666666666677" table:formula="of:=[.T75]*[.S75]/24" table:style-name="ce12">
            <text:p>608,02</text:p>
          </table:table-cell>
          <table:table-cell office:value-type="float" office:value="10267.045833333334" table:formula="of:=[.S75]*[.U75]/24" table:style-name="ce12">
            <text:p>10.267,05</text:p>
          </table:table-cell>
          <table:table-cell office:value-type="float" office:value="11613.118333333334" table:formula="of:=[.S75]*[.S75]*[.T75]/24" table:style-name="ce12">
            <text:p>11.613,12</text:p>
          </table:table-cell>
          <table:table-cell office:value-type="float" office:value="196100.57541666669" table:formula="of:=[.S75]*[.S75]*[.U75]/24" table:style-name="ce12">
            <text:p>196.100,58</text:p>
          </table:table-cell>
          <table:table-cell table:number-columns-repeated="16359"/>
        </table:table-row>
        <table:table-row table:style-name="ro4">
          <table:table-cell office:value-type="float" office:value="52" table:style-name="ce4">
            <text:p>52</text:p>
          </table:table-cell>
          <table:table-cell office:value-type="string" table:style-name="ce4">
            <text:p>Stair</text:p>
          </table:table-cell>
          <table:table-cell office:value-type="float" office:value="15" table:style-name="ce4">
            <text:p>15</text:p>
          </table:table-cell>
          <table:table-cell office:value-type="string" table:style-name="ce20">
            <text:p>-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0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0" table:style-name="ce4">
            <text:p>7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180" table:style-name="ce4">
            <text:p>180</text:p>
          </table:table-cell>
          <table:table-cell office:value-type="string" table:style-name="ce21">
            <text:p>4 Pods –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512M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4">
            <text:p>CPU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825" table:style-name="ce4">
            <text:p>825</text:p>
          </table:table-cell>
          <table:table-cell office:value-type="float" office:value="16406" table:style-name="ce4">
            <text:p>16406</text:p>
          </table:table-cell>
          <table:table-cell office:value-type="float" office:value="622.18750000000011" table:formula="of:=[.T76]*[.S76]/24" table:style-name="ce12">
            <text:p>622,19</text:p>
          </table:table-cell>
          <table:table-cell office:value-type="float" office:value="12372.858333333335" table:formula="of:=[.S76]*[.U76]/24" table:style-name="ce12">
            <text:p>12.372,86</text:p>
          </table:table-cell>
          <table:table-cell office:value-type="float" office:value="11261.593750000002" table:formula="of:=[.S76]*[.S76]*[.T76]/24" table:style-name="ce12">
            <text:p>11.261,59</text:p>
          </table:table-cell>
          <table:table-cell office:value-type="float" office:value="223948.73583333337" table:formula="of:=[.S76]*[.S76]*[.U76]/24" table:style-name="ce12">
            <text:p>223.948,74</text:p>
          </table:table-cell>
          <table:table-cell table:number-columns-repeated="16359"/>
        </table:table-row>
        <table:table-row table:style-name="ro4">
          <table:table-cell office:value-type="float" office:value="53" table:style-name="ce4">
            <text:p>53</text:p>
          </table:table-cell>
          <table:table-cell office:value-type="string" table:style-name="ce4">
            <text:p>Stair</text:p>
          </table:table-cell>
          <table:table-cell office:value-type="float" office:value="15" table:style-name="ce4">
            <text:p>15</text:p>
          </table:table-cell>
          <table:table-cell office:value-type="string" table:style-name="ce20">
            <text:p>-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0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180" table:style-name="ce4">
            <text:p>180</text:p>
          </table:table-cell>
          <table:table-cell office:value-type="string" table:style-name="ce21">
            <text:p>4 Pods –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512M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4">
            <text:p>CPU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934" table:style-name="ce4">
            <text:p>1934</text:p>
          </table:table-cell>
          <table:table-cell office:value-type="float" office:value="19130" table:style-name="ce4">
            <text:p>19130</text:p>
          </table:table-cell>
          <table:table-cell office:value-type="float" office:value="1418.2666666666667" table:formula="of:=[.T77]*[.S77]/24" table:style-name="ce12">
            <text:p>1.418,27</text:p>
          </table:table-cell>
          <table:table-cell office:value-type="float" office:value="14028.666666666666" table:formula="of:=[.S77]*[.U77]/24" table:style-name="ce12">
            <text:p>14.028,67</text:p>
          </table:table-cell>
          <table:table-cell office:value-type="float" office:value="24961.493333333336" table:formula="of:=[.S77]*[.S77]*[.T77]/24" table:style-name="ce12">
            <text:p>24.961,49</text:p>
          </table:table-cell>
          <table:table-cell office:value-type="float" office:value="246904.53333333335" table:formula="of:=[.S77]*[.S77]*[.U77]/24" table:style-name="ce12">
            <text:p>246.904,53</text:p>
          </table:table-cell>
          <table:table-cell table:number-columns-repeated="16359"/>
        </table:table-row>
        <table:table-row table:style-name="ro4">
          <table:table-cell office:value-type="float" office:value="54" table:style-name="ce4">
            <text:p>54</text:p>
          </table:table-cell>
          <table:table-cell office:value-type="string" table:style-name="ce4">
            <text:p>Stair</text:p>
          </table:table-cell>
          <table:table-cell office:value-type="float" office:value="15" table:style-name="ce4">
            <text:p>15</text:p>
          </table:table-cell>
          <table:table-cell office:value-type="string" table:style-name="ce20">
            <text:p>-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0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0" table:style-name="ce4">
            <text:p>8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180" table:style-name="ce4">
            <text:p>180</text:p>
          </table:table-cell>
          <table:table-cell office:value-type="string" table:style-name="ce21">
            <text:p>4 Pods –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512M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4">
            <text:p>CPU</text:p>
          </table:table-cell>
          <table:table-cell office:value-type="float" office:value="17.3" table:style-name="ce4">
            <text:p>17,3</text:p>
          </table:table-cell>
          <table:table-cell office:value-type="float" office:value="3954" table:style-name="ce4">
            <text:p>3954</text:p>
          </table:table-cell>
          <table:table-cell office:value-type="float" office:value="19471" table:style-name="ce4">
            <text:p>19471</text:p>
          </table:table-cell>
          <table:table-cell office:value-type="float" office:value="2850.1749999999997" table:formula="of:=[.T78]*[.S78]/24" table:style-name="ce12">
            <text:p>2.850,18</text:p>
          </table:table-cell>
          <table:table-cell office:value-type="float" office:value="14035.345833333333" table:formula="of:=[.S78]*[.U78]/24" table:style-name="ce12">
            <text:p>14.035,35</text:p>
          </table:table-cell>
          <table:table-cell office:value-type="float" office:value="49308.027500000004" table:formula="of:=[.S78]*[.S78]*[.T78]/24" table:style-name="ce12">
            <text:p>49.308,03</text:p>
          </table:table-cell>
          <table:table-cell office:value-type="float" office:value="242811.48291666669" table:formula="of:=[.S78]*[.S78]*[.U78]/24" table:style-name="ce12">
            <text:p>242.811,48</text:p>
          </table:table-cell>
          <table:table-cell table:number-columns-repeated="16359"/>
        </table:table-row>
        <table:table-row table:style-name="ro4">
          <table:table-cell office:value-type="float" office:value="55" table:style-name="ce4">
            <text:p>55</text:p>
          </table:table-cell>
          <table:table-cell office:value-type="string" table:style-name="ce4">
            <text:p>Stair</text:p>
          </table:table-cell>
          <table:table-cell office:value-type="float" office:value="15" table:style-name="ce4">
            <text:p>15</text:p>
          </table:table-cell>
          <table:table-cell office:value-type="string" table:style-name="ce20">
            <text:p>-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0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85" table:style-name="ce4">
            <text:p>8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180" table:style-name="ce4">
            <text:p>180</text:p>
          </table:table-cell>
          <table:table-cell office:value-type="string" table:style-name="ce21">
            <text:p>4 Pods –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512M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4">
            <text:p>CPU</text:p>
          </table:table-cell>
          <table:table-cell office:value-type="float" office:value="13.7" table:style-name="ce4">
            <text:p>13,7</text:p>
          </table:table-cell>
          <table:table-cell office:value-type="float" office:value="27704" table:style-name="ce4">
            <text:p>27704</text:p>
          </table:table-cell>
          <table:table-cell office:value-type="float" office:value="141915" table:style-name="ce4">
            <text:p>141915</text:p>
          </table:table-cell>
          <table:table-cell office:value-type="float" office:value="15814.366666666667" table:formula="of:=[.T79]*[.S79]/24" table:style-name="ce12">
            <text:p>15.814,37</text:p>
          </table:table-cell>
          <table:table-cell office:value-type="float" office:value="81009.8125" table:formula="of:=[.S79]*[.U79]/24" table:style-name="ce12">
            <text:p>81.009,81</text:p>
          </table:table-cell>
          <table:table-cell office:value-type="float" office:value="216656.82333333328" table:formula="of:=[.S79]*[.S79]*[.T79]/24" table:style-name="ce12">
            <text:p>216.656,82</text:p>
          </table:table-cell>
          <table:table-cell office:value-type="float" office:value="1109834.4312499997" table:formula="of:=[.S79]*[.S79]*[.U79]/24" table:style-name="ce12">
            <text:p>1.109.834,43</text:p>
          </table:table-cell>
          <table:table-cell table:number-columns-repeated="16359"/>
        </table:table-row>
        <table:table-row table:style-name="ro4">
          <table:table-cell office:value-type="float" office:value="56" table:style-name="ce4">
            <text:p>56</text:p>
          </table:table-cell>
          <table:table-cell office:value-type="string" table:style-name="ce4">
            <text:p>Stair</text:p>
          </table:table-cell>
          <table:table-cell office:value-type="float" office:value="15" table:style-name="ce4">
            <text:p>15</text:p>
          </table:table-cell>
          <table:table-cell office:value-type="string" table:style-name="ce20">
            <text:p>-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0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90" table:style-name="ce4">
            <text:p>9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4 Pods – 15s</text:p>
          </table:table-cell>
          <table:table-cell office:value-type="float" office:value="180" table:style-name="ce4">
            <text:p>180</text:p>
          </table:table-cell>
          <table:table-cell office:value-type="string" table:style-name="ce21">
            <text:p>4 Pods – 15s</text:p>
          </table:table-cell>
          <table:table-cell office:value-type="string" table:style-name="ce4">
            <text:p>250m</text:p>
          </table:table-cell>
          <table:table-cell office:value-type="string" table:style-name="ce4">
            <text:p>512M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4">
            <text:p>CPU</text:p>
          </table:table-cell>
          <table:table-cell office:value-type="float" office:value="12.9" table:style-name="ce4">
            <text:p>12,9</text:p>
          </table:table-cell>
          <table:table-cell office:value-type="float" office:value="302271" table:style-name="ce4">
            <text:p>302271</text:p>
          </table:table-cell>
          <table:table-cell office:value-type="float" office:value="664764" table:style-name="ce4">
            <text:p>664764</text:p>
          </table:table-cell>
          <table:table-cell office:value-type="float" office:value="162470.66250000001" table:formula="of:=[.T80]*[.S80]/24" table:style-name="ce12">
            <text:p>162.470,66</text:p>
          </table:table-cell>
          <table:table-cell office:value-type="float" office:value="357310.64999999997" table:formula="of:=[.S80]*[.U80]/24" table:style-name="ce12">
            <text:p>357.310,65</text:p>
          </table:table-cell>
          <table:table-cell office:value-type="float" office:value="2095871.5462499999" table:formula="of:=[.S80]*[.S80]*[.T80]/24" table:style-name="ce12">
            <text:p>2.095.871,55</text:p>
          </table:table-cell>
          <table:table-cell office:value-type="float" office:value="4609307.3849999998" table:formula="of:=[.S80]*[.S80]*[.U80]/24" table:style-name="ce12">
            <text:p>4.609.307,39</text:p>
          </table:table-cell>
          <table:table-cell table:number-columns-repeated="16359"/>
        </table:table-row>
        <table:table-row table:style-name="ro1">
          <table:table-cell table:number-columns-repeated="1019" table:style-name="ce4"/>
          <table:table-cell table:number-columns-repeated="15365"/>
        </table:table-row>
        <table:table-row table:style-name="ro4">
          <table:table-cell office:value-type="float" office:value="57" table:style-name="ce21">
            <text:p>57</text:p>
          </table:table-cell>
          <table:table-cell office:value-type="string" table:style-name="ce21">
            <text:p>Stair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4" table:style-name="ce21">
            <text:p>24</text:p>
          </table:table-cell>
          <table:table-cell office:value-type="string" table:style-name="ce22">
            <text:p>-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4 Pods – 15s</text:p>
          </table:table-cell>
          <table:table-cell office:value-type="float" office:value="300" table:style-name="ce21">
            <text:p>300</text:p>
          </table:table-cell>
          <table:table-cell office:value-type="string" table:style-name="ce21">
            <text:p>4 Pods – 15s</text:p>
          </table:table-cell>
          <table:table-cell office:value-type="string" table:style-name="ce21">
            <text:p>250m</text:p>
          </table:table-cell>
          <table:table-cell office:value-type="string" table:style-name="ce21">
            <text:p>512M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U</text:p>
          </table:table-cell>
          <table:table-cell office:value-type="float" office:value="15" table:style-name="ce21">
            <text:p>15</text:p>
          </table:table-cell>
          <table:table-cell office:value-type="float" office:value="13904" table:style-name="ce21">
            <text:p>13904</text:p>
          </table:table-cell>
          <table:table-cell office:value-type="float" office:value="41273" table:style-name="ce21">
            <text:p>41273</text:p>
          </table:table-cell>
          <table:table-cell office:value-type="float" office:value="8690" table:formula="of:=[.T82]*[.S82]/24" table:style-name="ce12">
            <text:p>8.690,00</text:p>
          </table:table-cell>
          <table:table-cell office:value-type="float" office:value="25795.625" table:formula="of:=[.S82]*[.U82]/24" table:style-name="ce12">
            <text:p>25.795,63</text:p>
          </table:table-cell>
          <table:table-cell office:value-type="float" office:value="130350" table:formula="of:=[.S82]*[.S82]*[.T82]/24" table:style-name="ce12">
            <text:p>130.350,00</text:p>
          </table:table-cell>
          <table:table-cell office:value-type="float" office:value="386934.375" table:formula="of:=[.S82]*[.S82]*[.U82]/24" table:style-name="ce12">
            <text:p>386.934,38</text:p>
          </table:table-cell>
          <table:table-cell table:number-columns-repeated="16359"/>
        </table:table-row>
        <table:table-row table:style-name="ro1">
          <table:table-cell table:number-columns-repeated="1019" table:style-name="ce4"/>
          <table:table-cell table:number-columns-repeated="15365"/>
        </table:table-row>
        <table:table-row table:style-name="ro4">
          <table:table-cell office:value-type="float" office:value="58" table:style-name="ce21">
            <text:p>58</text:p>
          </table:table-cell>
          <table:table-cell office:value-type="string" table:style-name="ce21">
            <text:p>Stair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4" table:style-name="ce21">
            <text:p>24</text:p>
          </table:table-cell>
          <table:table-cell office:value-type="float" office:value="60" table:style-name="ce21">
            <text:p>60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4 Pods – 15s</text:p>
          </table:table-cell>
          <table:table-cell office:value-type="float" office:value="300" table:style-name="ce21">
            <text:p>300</text:p>
          </table:table-cell>
          <table:table-cell office:value-type="string" table:style-name="ce21">
            <text:p>4 Pods – 15s</text:p>
          </table:table-cell>
          <table:table-cell office:value-type="string" table:style-name="ce21">
            <text:p>250m</text:p>
          </table:table-cell>
          <table:table-cell office:value-type="string" table:style-name="ce21">
            <text:p>512M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U</text:p>
          </table:table-cell>
          <table:table-cell office:value-type="float" office:value="19.8" table:style-name="ce21">
            <text:p>19,8</text:p>
          </table:table-cell>
          <table:table-cell office:value-type="float" office:value="284" table:style-name="ce21">
            <text:p>284</text:p>
          </table:table-cell>
          <table:table-cell office:value-type="float" office:value="8143" table:style-name="ce21">
            <text:p>8143</text:p>
          </table:table-cell>
          <table:table-cell office:value-type="float" office:value="234.29999999999998" table:formula="of:=[.T84]*[.S84]/24" table:style-name="ce12">
            <text:p>234,30</text:p>
          </table:table-cell>
          <table:table-cell office:value-type="float" office:value="6717.9749999999995" table:formula="of:=[.S84]*[.U84]/24" table:style-name="ce12">
            <text:p>6.717,98</text:p>
          </table:table-cell>
          <table:table-cell office:value-type="float" office:value="4639.1400000000003" table:formula="of:=[.S84]*[.S84]*[.T84]/24" table:style-name="ce12">
            <text:p>4.639,14</text:p>
          </table:table-cell>
          <table:table-cell office:value-type="float" office:value="133015.905" table:formula="of:=[.S84]*[.S84]*[.U84]/24" table:style-name="ce12">
            <text:p>133.015,91</text:p>
          </table:table-cell>
          <table:table-cell table:number-columns-repeated="16359"/>
        </table:table-row>
        <table:table-row table:style-name="ro1">
          <table:table-cell office:value-type="float" office:value="59" table:style-name="ce21">
            <text:p>59</text:p>
          </table:table-cell>
          <table:table-cell office:value-type="string" table:style-name="ce21">
            <text:p>Stair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4" table:style-name="ce21">
            <text:p>24</text:p>
          </table:table-cell>
          <table:table-cell office:value-type="float" office:value="65" table:style-name="ce4">
            <text:p>65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4 Pods – 15s</text:p>
          </table:table-cell>
          <table:table-cell office:value-type="float" office:value="300" table:style-name="ce21">
            <text:p>300</text:p>
          </table:table-cell>
          <table:table-cell office:value-type="string" table:style-name="ce21">
            <text:p>4 Pods – 15s</text:p>
          </table:table-cell>
          <table:table-cell office:value-type="string" table:style-name="ce21">
            <text:p>250m</text:p>
          </table:table-cell>
          <table:table-cell office:value-type="string" table:style-name="ce21">
            <text:p>512M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U</text:p>
          </table:table-cell>
          <table:table-cell office:value-type="float" office:value="19.7" table:style-name="ce4">
            <text:p>19,7</text:p>
          </table:table-cell>
          <table:table-cell office:value-type="float" office:value="318" table:style-name="ce4">
            <text:p>318</text:p>
          </table:table-cell>
          <table:table-cell office:value-type="float" office:value="8309" table:style-name="ce4">
            <text:p>8309</text:p>
          </table:table-cell>
          <table:table-cell office:value-type="float" office:value="261.02499999999998" table:formula="of:=[.T85]*[.S85]/24" table:style-name="ce12">
            <text:p>261,03</text:p>
          </table:table-cell>
          <table:table-cell office:value-type="float" office:value="6820.3041666666659" table:formula="of:=[.S85]*[.U85]/24" table:style-name="ce12">
            <text:p>6.820,30</text:p>
          </table:table-cell>
          <table:table-cell office:value-type="float" office:value="5142.1925000000001" table:formula="of:=[.S85]*[.S85]*[.T85]/24" table:style-name="ce12">
            <text:p>5.142,19</text:p>
          </table:table-cell>
          <table:table-cell office:value-type="float" office:value="134359.99208333332" table:formula="of:=[.S85]*[.S85]*[.U85]/24" table:style-name="ce12">
            <text:p>134.359,99</text:p>
          </table:table-cell>
          <table:table-cell table:number-columns-repeated="16359"/>
        </table:table-row>
        <table:table-row table:style-name="ro1">
          <table:table-cell office:value-type="float" office:value="60" table:style-name="ce21">
            <text:p>60</text:p>
          </table:table-cell>
          <table:table-cell office:value-type="string" table:style-name="ce21">
            <text:p>Stair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4" table:style-name="ce21">
            <text:p>24</text:p>
          </table:table-cell>
          <table:table-cell office:value-type="float" office:value="70" table:style-name="ce21">
            <text:p>70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4 Pods – 15s</text:p>
          </table:table-cell>
          <table:table-cell office:value-type="float" office:value="300" table:style-name="ce21">
            <text:p>300</text:p>
          </table:table-cell>
          <table:table-cell office:value-type="string" table:style-name="ce21">
            <text:p>4 Pods – 15s</text:p>
          </table:table-cell>
          <table:table-cell office:value-type="string" table:style-name="ce21">
            <text:p>250m</text:p>
          </table:table-cell>
          <table:table-cell office:value-type="string" table:style-name="ce21">
            <text:p>512M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U</text:p>
          </table:table-cell>
          <table:table-cell office:value-type="float" office:value="19.5" table:style-name="ce4">
            <text:p>19,5</text:p>
          </table:table-cell>
          <table:table-cell office:value-type="float" office:value="434" table:style-name="ce4">
            <text:p>434</text:p>
          </table:table-cell>
          <table:table-cell office:value-type="float" office:value="8704" table:style-name="ce4">
            <text:p>8704</text:p>
          </table:table-cell>
          <table:table-cell office:value-type="float" office:value="352.625" table:formula="of:=[.T86]*[.S86]/24" table:style-name="ce12">
            <text:p>352,63</text:p>
          </table:table-cell>
          <table:table-cell office:value-type="float" office:value="7072" table:formula="of:=[.S86]*[.U86]/24" table:style-name="ce12">
            <text:p>7.072,00</text:p>
          </table:table-cell>
          <table:table-cell office:value-type="float" office:value="6876.1875" table:formula="of:=[.S86]*[.S86]*[.T86]/24" table:style-name="ce12">
            <text:p>6.876,19</text:p>
          </table:table-cell>
          <table:table-cell office:value-type="float" office:value="137904" table:formula="of:=[.S86]*[.S86]*[.U86]/24" table:style-name="ce12">
            <text:p>137.904,00</text:p>
          </table:table-cell>
          <table:table-cell table:number-columns-repeated="16359"/>
        </table:table-row>
        <table:table-row table:style-name="ro1">
          <table:table-cell office:value-type="float" office:value="61" table:style-name="ce21">
            <text:p>61</text:p>
          </table:table-cell>
          <table:table-cell office:value-type="string" table:style-name="ce21">
            <text:p>Stair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4" table:style-name="ce21">
            <text:p>24</text:p>
          </table:table-cell>
          <table:table-cell office:value-type="float" office:value="75" table:style-name="ce4">
            <text:p>75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4 Pods – 15s</text:p>
          </table:table-cell>
          <table:table-cell office:value-type="float" office:value="300" table:style-name="ce21">
            <text:p>300</text:p>
          </table:table-cell>
          <table:table-cell office:value-type="string" table:style-name="ce21">
            <text:p>4 Pods – 15s</text:p>
          </table:table-cell>
          <table:table-cell office:value-type="string" table:style-name="ce21">
            <text:p>250m</text:p>
          </table:table-cell>
          <table:table-cell office:value-type="string" table:style-name="ce21">
            <text:p>512M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U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631" table:style-name="ce4">
            <text:p>631</text:p>
          </table:table-cell>
          <table:table-cell office:value-type="float" office:value="10258" table:style-name="ce4">
            <text:p>10258</text:p>
          </table:table-cell>
          <table:table-cell office:value-type="float" office:value="502.17083333333335" table:formula="of:=[.T87]*[.S87]/24" table:style-name="ce12">
            <text:p>502,17</text:p>
          </table:table-cell>
          <table:table-cell office:value-type="float" office:value="8163.6583333333338" table:formula="of:=[.S87]*[.U87]/24" table:style-name="ce12">
            <text:p>8.163,66</text:p>
          </table:table-cell>
          <table:table-cell office:value-type="float" office:value="9591.4629166666691" table:formula="of:=[.S87]*[.S87]*[.T87]/24" table:style-name="ce12">
            <text:p>9.591,46</text:p>
          </table:table-cell>
          <table:table-cell office:value-type="float" office:value="155925.87416666668" table:formula="of:=[.S87]*[.S87]*[.U87]/24" table:style-name="ce12">
            <text:p>155.925,87</text:p>
          </table:table-cell>
          <table:table-cell table:number-columns-repeated="16359"/>
        </table:table-row>
        <table:table-row table:style-name="ro1">
          <table:table-cell office:value-type="float" office:value="62" table:style-name="ce21">
            <text:p>62</text:p>
          </table:table-cell>
          <table:table-cell office:value-type="string" table:style-name="ce21">
            <text:p>Stair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4" table:style-name="ce21">
            <text:p>24</text:p>
          </table:table-cell>
          <table:table-cell office:value-type="float" office:value="80" table:style-name="ce21">
            <text:p>80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4 Pods – 15s</text:p>
          </table:table-cell>
          <table:table-cell office:value-type="float" office:value="300" table:style-name="ce21">
            <text:p>300</text:p>
          </table:table-cell>
          <table:table-cell office:value-type="string" table:style-name="ce21">
            <text:p>4 Pods – 15s</text:p>
          </table:table-cell>
          <table:table-cell office:value-type="string" table:style-name="ce21">
            <text:p>250m</text:p>
          </table:table-cell>
          <table:table-cell office:value-type="string" table:style-name="ce21">
            <text:p>512M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U</text:p>
          </table:table-cell>
          <table:table-cell office:value-type="float" office:value="18.8" table:style-name="ce4">
            <text:p>18,8</text:p>
          </table:table-cell>
          <table:table-cell office:value-type="float" office:value="1707" table:style-name="ce4">
            <text:p>1707</text:p>
          </table:table-cell>
          <table:table-cell office:value-type="float" office:value="14076" table:style-name="ce4">
            <text:p>14076</text:p>
          </table:table-cell>
          <table:table-cell office:value-type="float" office:value="1337.15" table:formula="of:=[.T88]*[.S88]/24" table:style-name="ce12">
            <text:p>1.337,15</text:p>
          </table:table-cell>
          <table:table-cell office:value-type="float" office:value="11026.199999999999" table:formula="of:=[.S88]*[.U88]/24" table:style-name="ce12">
            <text:p>11.026,20</text:p>
          </table:table-cell>
          <table:table-cell office:value-type="float" office:value="25138.420000000002" table:formula="of:=[.S88]*[.S88]*[.T88]/24" table:style-name="ce12">
            <text:p>25.138,42</text:p>
          </table:table-cell>
          <table:table-cell office:value-type="float" office:value="207292.56000000003" table:formula="of:=[.S88]*[.S88]*[.U88]/24" table:style-name="ce12">
            <text:p>207.292,56</text:p>
          </table:table-cell>
          <table:table-cell table:number-columns-repeated="16359"/>
        </table:table-row>
        <table:table-row table:style-name="ro1">
          <table:table-cell office:value-type="float" office:value="63" table:style-name="ce21">
            <text:p>63</text:p>
          </table:table-cell>
          <table:table-cell office:value-type="string" table:style-name="ce21">
            <text:p>Stair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4" table:style-name="ce21">
            <text:p>24</text:p>
          </table:table-cell>
          <table:table-cell office:value-type="float" office:value="85" table:style-name="ce4">
            <text:p>85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4 Pods – 15s</text:p>
          </table:table-cell>
          <table:table-cell office:value-type="float" office:value="300" table:style-name="ce21">
            <text:p>300</text:p>
          </table:table-cell>
          <table:table-cell office:value-type="string" table:style-name="ce21">
            <text:p>4 Pods – 15s</text:p>
          </table:table-cell>
          <table:table-cell office:value-type="string" table:style-name="ce21">
            <text:p>250m</text:p>
          </table:table-cell>
          <table:table-cell office:value-type="string" table:style-name="ce21">
            <text:p>512M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U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3491" table:style-name="ce4">
            <text:p>3491</text:p>
          </table:table-cell>
          <table:table-cell office:value-type="float" office:value="29348" table:style-name="ce4">
            <text:p>29348</text:p>
          </table:table-cell>
          <table:table-cell office:value-type="float" office:value="2414.6083333333336" table:formula="of:=[.T89]*[.S89]/24" table:style-name="ce12">
            <text:p>2.414,61</text:p>
          </table:table-cell>
          <table:table-cell office:value-type="float" office:value="20299.033333333336" table:formula="of:=[.S89]*[.U89]/24" table:style-name="ce12">
            <text:p>20.299,03</text:p>
          </table:table-cell>
          <table:table-cell office:value-type="float" office:value="40082.498333333344" table:formula="of:=[.S89]*[.S89]*[.T89]/24" table:style-name="ce12">
            <text:p>40.082,50</text:p>
          </table:table-cell>
          <table:table-cell office:value-type="float" office:value="336963.95333333343" table:formula="of:=[.S89]*[.S89]*[.U89]/24" table:style-name="ce12">
            <text:p>336.963,95</text:p>
          </table:table-cell>
          <table:table-cell table:number-columns-repeated="16359"/>
        </table:table-row>
        <table:table-row table:style-name="ro1">
          <table:table-cell office:value-type="float" office:value="64" table:style-name="ce21">
            <text:p>64</text:p>
          </table:table-cell>
          <table:table-cell office:value-type="string" table:style-name="ce21">
            <text:p>Stair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-</text:p>
          </table:table-cell>
          <table:table-cell office:value-type="float" office:value="10000" table:style-name="ce21">
            <text:p>10000</text:p>
          </table:table-cell>
          <table:table-cell office:value-type="string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4" table:style-name="ce21">
            <text:p>24</text:p>
          </table:table-cell>
          <table:table-cell office:value-type="float" office:value="90" table:style-name="ce21">
            <text:p>90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4 Pods – 15s</text:p>
          </table:table-cell>
          <table:table-cell office:value-type="float" office:value="300" table:style-name="ce21">
            <text:p>300</text:p>
          </table:table-cell>
          <table:table-cell office:value-type="string" table:style-name="ce21">
            <text:p>4 Pods – 15s</text:p>
          </table:table-cell>
          <table:table-cell office:value-type="string" table:style-name="ce21">
            <text:p>250m</text:p>
          </table:table-cell>
          <table:table-cell office:value-type="string" table:style-name="ce21">
            <text:p>512M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U</text:p>
          </table:table-cell>
          <table:table-cell office:value-type="float" office:value="16.3" table:style-name="ce4">
            <text:p>16,3</text:p>
          </table:table-cell>
          <table:table-cell office:value-type="float" office:value="4567" table:style-name="ce4">
            <text:p>4567</text:p>
          </table:table-cell>
          <table:table-cell office:value-type="float" office:value="36768" table:style-name="ce4">
            <text:p>36768</text:p>
          </table:table-cell>
          <table:table-cell office:value-type="float" office:value="3101.7541666666671" table:formula="of:=[.T90]*[.S90]/24" table:style-name="ce12">
            <text:p>3.101,75</text:p>
          </table:table-cell>
          <table:table-cell office:value-type="float" office:value="24971.600000000002" table:formula="of:=[.S90]*[.U90]/24" table:style-name="ce12">
            <text:p>24.971,60</text:p>
          </table:table-cell>
          <table:table-cell office:value-type="float" office:value="50558.592916666668" table:formula="of:=[.S90]*[.S90]*[.T90]/24" table:style-name="ce12">
            <text:p>50.558,59</text:p>
          </table:table-cell>
          <table:table-cell office:value-type="float" office:value="407037.08" table:formula="of:=[.S90]*[.S90]*[.U90]/24" table:style-name="ce12">
            <text:p>407.037,08</text:p>
          </table:table-cell>
          <table:table-cell table:number-columns-repeated="16359"/>
        </table:table-row>
        <table:table-row table:style-name="ro1">
          <table:table-cell table:number-columns-repeated="1019" table:style-name="ce4"/>
          <table:table-cell table:number-columns-repeated="15365"/>
        </table:table-row>
        <table:table-row table:style-name="ro1">
          <table:table-cell table:number-columns-repeated="8" table:style-name="ce21"/>
          <table:table-cell table:style-name="ce4"/>
          <table:table-cell table:number-columns-repeated="9" table:style-name="ce21"/>
          <table:table-cell table:number-columns-repeated="1001" table:style-name="ce4"/>
          <table:table-cell table:number-columns-repeated="15365"/>
        </table:table-row>
        <table:table-row table:style-name="ro1">
          <table:table-cell table:number-columns-repeated="1019" table:style-name="ce4"/>
          <table:table-cell table:number-columns-repeated="15365"/>
        </table:table-row>
        <table:table-row table:number-rows-repeated="104848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1</meta:generator>
    <dc:creator>Jonas Arnhold</dc:creator>
    <meta:creation-date>2023-07-03T16:52:31Z</meta:creation-date>
    <dc:date>2023-08-19T12:53:01Z</dc:date>
    <meta:editing-cycles>54</meta:editing-cycles>
    <meta:editing-duration>PT54447S</meta:editing-duration>
  </office:meta>
</office:document-meta>
</file>